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117157" officeooo:paragraph-rsid="00117157" style:font-weight-asian="bold" style:font-weight-complex="bold"/>
    </style:style>
    <style:style style:name="P2" style:family="paragraph" style:parent-style-name="Standard">
      <style:text-properties style:font-name="Calibri" officeooo:rsid="00117157" officeooo:paragraph-rsid="00117157"/>
    </style:style>
    <style:style style:name="P3" style:family="paragraph" style:parent-style-name="Standard">
      <style:text-properties style:font-name="Calibri" officeooo:paragraph-rsid="00117157"/>
    </style:style>
    <style:style style:name="P4" style:family="paragraph" style:parent-style-name="Standard" style:list-style-name="L1">
      <style:text-properties style:font-name="Calibri" officeooo:rsid="001598cc" officeooo:paragraph-rsid="001c0dc5"/>
    </style:style>
    <style:style style:name="P5" style:family="paragraph" style:parent-style-name="Standard" style:list-style-name="L1">
      <style:text-properties style:font-name="Calibri" officeooo:rsid="001c0dc5" officeooo:paragraph-rsid="001c0dc5"/>
    </style:style>
    <style:style style:name="P6" style:family="paragraph" style:parent-style-name="Standard" style:list-style-name="L1">
      <style:text-properties fo:color="#127622" loext:opacity="100%" style:font-name="Calibri" officeooo:rsid="001c0dc5" officeooo:paragraph-rsid="001c0dc5"/>
    </style:style>
    <style:style style:name="P7" style:family="paragraph" style:parent-style-name="Standard" style:list-style-name="L1">
      <style:text-properties style:font-name="Calibri" officeooo:rsid="001598cc" officeooo:paragraph-rsid="001598cc"/>
    </style:style>
    <style:style style:name="P8" style:family="paragraph" style:parent-style-name="Standard" style:list-style-name="L1">
      <style:text-properties style:font-name="Calibri" officeooo:rsid="00149938" officeooo:paragraph-rsid="001c0dc5"/>
    </style:style>
    <style:style style:name="P9" style:family="paragraph" style:parent-style-name="Standard">
      <style:text-properties style:font-name="Calibri" officeooo:rsid="001c0dc5" officeooo:paragraph-rsid="001c0dc5"/>
    </style:style>
    <style:style style:name="P10" style:family="paragraph" style:parent-style-name="Standard" style:list-style-name="L1">
      <style:text-properties style:font-name="Calibri" officeooo:rsid="00149938" officeooo:paragraph-rsid="0015db57"/>
    </style:style>
    <style:style style:name="P11" style:family="paragraph" style:parent-style-name="Standard" style:list-style-name="L1">
      <style:text-properties style:font-name="Calibri" officeooo:rsid="0015db57" officeooo:paragraph-rsid="0015db57"/>
    </style:style>
    <style:style style:name="P12" style:family="paragraph" style:parent-style-name="Standard">
      <style:text-properties style:font-name="Calibri" officeooo:rsid="0015db57" officeooo:paragraph-rsid="0015db57"/>
    </style:style>
    <style:style style:name="P13" style:family="paragraph" style:parent-style-name="Standard">
      <style:text-properties fo:color="#127622" loext:opacity="100%" style:font-name="Calibri" officeooo:rsid="0015db57" officeooo:paragraph-rsid="0015db57"/>
    </style:style>
    <style:style style:name="P14" style:family="paragraph" style:parent-style-name="Standard">
      <style:text-properties style:font-name="Calibri" officeooo:rsid="00149938" officeooo:paragraph-rsid="0015db57"/>
    </style:style>
    <style:style style:name="P15" style:family="paragraph" style:parent-style-name="Standard" style:list-style-name="L1">
      <style:text-properties style:font-name="Calibri" officeooo:rsid="00149938" officeooo:paragraph-rsid="00165911"/>
    </style:style>
    <style:style style:name="P16" style:family="paragraph" style:parent-style-name="Standard">
      <style:text-properties style:font-name="Calibri" officeooo:rsid="00149938" officeooo:paragraph-rsid="00165911"/>
    </style:style>
    <style:style style:name="P17" style:family="paragraph" style:parent-style-name="Standard" style:list-style-name="L1">
      <style:text-properties style:font-name="Calibri" officeooo:rsid="00165911" officeooo:paragraph-rsid="00165911"/>
    </style:style>
    <style:style style:name="P18" style:family="paragraph" style:parent-style-name="Standard">
      <style:text-properties style:font-name="Calibri" officeooo:rsid="00165911" officeooo:paragraph-rsid="00165911"/>
    </style:style>
    <style:style style:name="P19" style:family="paragraph" style:parent-style-name="Standard" style:list-style-name="L1">
      <style:text-properties fo:color="#127622" loext:opacity="100%" style:font-name="Calibri" officeooo:paragraph-rsid="00149938"/>
    </style:style>
    <style:style style:name="P20" style:family="paragraph" style:parent-style-name="Standard" style:list-style-name="L1">
      <style:text-properties style:font-name="Calibri" officeooo:paragraph-rsid="00149938"/>
    </style:style>
    <style:style style:name="P21" style:family="paragraph" style:parent-style-name="Standard">
      <style:text-properties style:font-name="Calibri" officeooo:paragraph-rsid="00149938"/>
    </style:style>
    <style:style style:name="P22" style:family="paragraph" style:parent-style-name="Standard" style:list-style-name="L1">
      <style:text-properties style:font-name="Calibri" officeooo:paragraph-rsid="00117157"/>
    </style:style>
    <style:style style:name="P23" style:family="paragraph" style:parent-style-name="Standard">
      <style:text-properties officeooo:paragraph-rsid="00117157"/>
    </style:style>
    <style:style style:name="T1" style:family="text">
      <style:text-properties officeooo:rsid="001598c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0dc5"/>
    </style:style>
    <style:style style:name="T4" style:family="text">
      <style:text-properties officeooo:rsid="0015db57"/>
    </style:style>
    <style:style style:name="T5" style:family="text">
      <style:text-properties officeooo:rsid="001cfef4"/>
    </style:style>
    <style:style style:name="T6" style:family="text">
      <style:text-properties fo:color="#127622" loext:opacity="100%" officeooo:rsid="001c0dc5"/>
    </style:style>
    <style:style style:name="T7" style:family="text">
      <style:text-properties fo:color="#127622" loext:opacity="100%" officeooo:rsid="001e6712"/>
    </style:style>
    <style:style style:name="T8" style:family="text">
      <style:text-properties style:font-name="Calibri"/>
    </style:style>
    <style:style style:name="T9" style:family="text">
      <style:text-properties fo:color="#127622" loext:opacity="100%" style:font-name="Calibri" officeooo:rsid="001c0dc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M PRESENCIAL<text:tab/><text:tab/><text:tab/> <text:tab/><text:tab/><text:tab/>SXE 202<text:span text:style-name="T1">5</text:span>/2<text:span text:style-name="T1">6</text:span></text:p>
      <text:p text:style-name="P2"/>
      <text:p text:style-name="P3"/>
      <text:p text:style-name="P3"><text:span text:style-name="T2">Nombre</text:span> <text:span text:style-name="T3">Borja Pazó Parga</text:span></text:p>
      <text:p text:style-name="P3"/>
      <text:list text:style-name="L1">
        <text:list-item>
          <text:p text:style-name="P4">Estudios previos. </text:p>
          <text:p text:style-name="P5"/>
          <text:p text:style-name="P6">Si, bachiller</text:p>
          <text:p text:style-name="P7"/>
        </text:list-item>
        <text:list-item>
          <text:p text:style-name="P8">¿Tienes módulo<text:span text:style-name="T4">s</text:span> pendiente<text:span text:style-name="T4">s</text:span>? En caso afirmativo, indica c<text:span text:style-name="T4">u</text:span>ales. </text:p>
        </text:list-item>
      </text:list>
      <text:p text:style-name="P9"/>
      <text:list text:continue-numbering="true" text:style-name="L1">
        <text:list-header>
          <text:p text:style-name="P6">No, ningún módulo pendien<text:span text:style-name="T5">t</text:span>e</text:p>
          <text:p text:style-name="P10"/>
        </text:list-header>
        <text:list-item>
          <text:p text:style-name="P11">¿Ya has cursado este módulo?</text:p>
        </text:list-item>
      </text:list>
      <text:p text:style-name="P12"/>
      <text:p text:style-name="P13"><text:tab/><text:span text:style-name="T3">No</text:span></text:p>
      <text:list text:continue-numbering="true" text:style-name="L1">
        <text:list-header>
          <text:p text:style-name="P10"/>
        </text:list-header>
        <text:list-item>
          <text:p text:style-name="P10">¿Cu<text:span text:style-name="T4">a</text:span>les son tus conocimientos <text:span text:style-name="T4">de </text:span>informática? <text:span text:style-name="T4">Concreta tu respueta.</text:span></text:p>
        </text:list-item>
      </text:list>
      <text:p text:style-name="P14"/>
      <text:p text:style-name="P14"><text:tab/><text:span text:style-name="T6">Programación basica de python y java</text:span></text:p>
      <text:list text:continue-numbering="true" text:style-name="L1">
        <text:list-header>
          <text:p text:style-name="P11"/>
        </text:list-header>
        <text:list-item>
          <text:p text:style-name="P11">¿En qué nivel crees que estás? (usuario, avanzado, experto, ...). </text:p>
        </text:list-item>
      </text:list>
      <text:p text:style-name="P12"/>
      <text:p text:style-name="P12"><text:tab/><text:span text:style-name="T6">Usuario</text:span></text:p>
      <text:list text:continue-numbering="true" text:style-name="L1">
        <text:list-header>
          <text:p text:style-name="P11"/>
        </text:list-header>
        <text:list-item>
          <text:p text:style-name="P11">¿Qué es lo que más te gusta de la informática? (programar, desarrollar,...</text:p>
        </text:list-item>
      </text:list>
      <text:p text:style-name="P12"/>
      <text:p text:style-name="P12"><text:tab/><text:span text:style-name="T6">Programar</text:span><text:span text:style-name="T3"> </text:span></text:p>
      <text:list text:continue-numbering="true" text:style-name="L1">
        <text:list-header>
          <text:p text:style-name="P15"/>
        </text:list-header>
        <text:list-item>
          <text:p text:style-name="P15">¿Qué lenguajes de programación conoces?</text:p>
        </text:list-item>
      </text:list>
      <text:p text:style-name="P16"/>
      <text:p text:style-name="P16"><text:tab/><text:span text:style-name="T6">Python, java y apenas recuerdo algo de c++</text:span></text:p>
      <text:list text:continue-numbering="true" text:style-name="L1">
        <text:list-header>
          <text:p text:style-name="P15"/>
        </text:list-header>
        <text:list-item>
          <text:p text:style-name="P15">¿Has programado en Python?</text:p>
        </text:list-item>
      </text:list>
      <text:p text:style-name="P16"/>
      <text:p text:style-name="P16"><text:tab/><text:span text:style-name="T6">Si, el año anterior de este ciclo se nos enseño a programar en python para aprender las <text:tab/>bases, asi que solo se hacer funciones y acciones basicas, objetos y otras cosas más <text:tab/>complejas en ese lenguaje no<text:tab/></text:span></text:p>
      <text:list text:continue-numbering="true" text:style-name="L1">
        <text:list-header>
          <text:p text:style-name="P17"/>
        </text:list-header>
        <text:list-item>
          <text:p text:style-name="P17">¿Has trabajado anteriormente? ¿En qué sector? ¿Tu trabajo tenía alguna relación con la informática?</text:p>
        </text:list-item>
      </text:list>
      <text:p text:style-name="P18"/>
      <text:p text:style-name="P18"><text:tab/><text:span text:style-name="T6">No, </text:span><text:span text:style-name="T7">no he trabajado hasta la fecha</text:span></text:p>
      <text:list text:continue-numbering="true" text:style-name="L1">
        <text:list-header>
          <text:p text:style-name="P17"/>
        </text:list-header>
        <text:list-item>
          <text:p text:style-name="P17">Actualmente, ¿compaginas estudios con trabajo? En caso afirmativo, ¿en qué sector trabajas? En tu trabajo, ¿haces algo relacionado con la informática?</text:p>
        </text:list-item>
      </text:list>
      <text:p text:style-name="P18"/>
      <text:p text:style-name="P18"><text:tab/><text:span text:style-name="T6">No, </text:span><text:span text:style-name="T7">no trabajo</text:span></text:p>
      <text:list text:continue-numbering="true" text:style-name="L1">
        <text:list-header>
          <text:p text:style-name="P11"/>
        </text:list-header>
        <text:list-item>
          <text:p text:style-name="P11"><text:soft-page-break/>¿Cúales son tus aspiraciones a nivel profesional? Detalla tu respuesta.</text:p>
        </text:list-item>
      </text:list>
      <text:p text:style-name="P12"/>
      <text:p text:style-name="P12"><text:tab/><text:span text:style-name="T6">Ser capaz de crear aplicaciones utiles pero al mismo tiempo versátiles, es decir, ser <text:tab/>capaz de programar cualquier cosa en medida de lo posible y que cualquiera pueda <text:tab/>utilizarla sin mucha dificultad</text:span></text:p>
      <text:list text:continue-numbering="true" text:style-name="L1">
        <text:list-header>
          <text:p text:style-name="P19"/>
        </text:list-header>
        <text:list-item>
          <text:p text:style-name="P20">¿Qué entiendes por Sistemas de Gestión Empresarial?</text:p>
        </text:list-item>
      </text:list>
      <text:p text:style-name="P21"/>
      <text:p text:style-name="P21"><text:tab/><text:span text:style-name="T6">Metodos y maneras de como gestionar una empresa y sus sistemas</text:span></text:p>
      <text:list text:continue-numbering="true" text:style-name="L1">
        <text:list-header>
          <text:p text:style-name="P22"/>
        </text:list-header>
        <text:list-item>
          <text:p text:style-name="P22">¿Cuáles son tus expectativas con relación a este módulo?</text:p>
        </text:list-item>
      </text:list>
      <text:p text:style-name="P3"/>
      <text:p text:style-name="P3"/>
      <text:p text:style-name="P23"><text:span text:style-name="T8"><text:tab/></text:span><text:span text:style-name="T9">Por el momento ni positivas ni negativa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09T18:12:49.008030800</dc:date>
    <meta:editing-duration>PT1H41M6S</meta:editing-duration>
    <meta:editing-cycles>9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28" meta:word-count="257" meta:character-count="1595" meta:non-whitespace-character-count="1353"/>
  </office:meta>
</office:document-meta>
</file>